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43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73.15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22.76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dddddd" fo:padding="0.71mm"/>
      <style:text-properties fo:color="#ffd7d7"/>
    </style:style>
    <style:style style:name="ce20" style:family="table-cell" style:parent-style-name="Default">
      <style:table-cell-properties fo:background-color="#dddddd" fo:padding="0.71m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 fo:padding="0.71mm"/>
    </style:style>
    <style:style style:name="ce23" style:family="table-cell" style:parent-style-name="Default">
      <style:table-cell-properties fo:background-color="#dddddd" fo:padding="0.71mm"/>
      <style:text-properties fo:color="#ffd8ce"/>
    </style:style>
    <style:style style:name="ce3" style:family="table-cell" style:parent-style-name="Default">
      <style:table-cell-properties fo:background-color="#fff2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dddddd" fo:padding="0.71mm"/>
      <style:text-properties fo:color="#ffd7d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dddddd" fo:padding="0.71mm"/>
      <style:text-properties fo:color="#ffd8c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fo:padding="0.71mm"/>
    </style:style>
    <style:style style:name="ce10" style:family="table-cell" style:parent-style-name="Default" style:data-style-name="N0">
      <style:table-cell-properties fo:padding="0.71mm"/>
    </style:style>
    <style:style style:name="ce39" style:family="table-cell" style:parent-style-name="Default" style:data-style-name="N0">
      <style:table-cell-properties fo:background-color="#dddddd" fo:padding="0.71mm"/>
      <style:text-properties fo:color="#ffd7d7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71mm"/>
      <style:text-properties fo:color="#ffd7d7"/>
    </style:style>
    <style:style style:name="ce49" style:family="table-cell" style:parent-style-name="Default">
      <style:table-cell-properties fo:padding="0.71mm"/>
      <style:text-properties fo:color="#ffd8ce"/>
    </style:style>
    <style:style style:name="ce44" style:family="table-cell" style:parent-style-name="Default">
      <style:text-properties fo:color="#ffd7d7"/>
    </style:style>
    <style:style style:name="ce51" style:family="table-cell" style:parent-style-name="Default">
      <style:text-properties fo:color="#ffd8ce"/>
    </style:style>
    <style:style style:name="ce28" style:family="table-cell" style:parent-style-name="Default">
      <style:table-cell-properties style:vertical-align="middle"/>
      <style:text-properties style:use-window-font-color="true" style:font-name="Input Mono" fo:font-weight="bold" style:font-weight-asian="bold" style:font-weight-complex="bold"/>
    </style:style>
    <style:style style:name="ce29" style:family="table-cell" style:parent-style-name="Default">
      <style:table-cell-properties style:vertical-align="middle"/>
      <style:text-properties style:use-window-font-color="true" style:font-name="Input Mon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Input Mono" fo:font-weight="bold" style:font-weight-asian="bold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Input Mono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Arial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Input Mono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Input Mono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Arial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Input Mono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="Arial"/>
    </style:style>
    <style:style style:name="T8" style:family="text">
      <style:text-properties style:font-name="Input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Input Mono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Arial"/>
    </style:style>
    <style:style style:name="T12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Input Mono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1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Arial" style:font-size-asian="10pt" style:font-size-complex="10pt" style:font-style-asian="normal" style:font-style-complex="normal" style:text-emphasize="none" style:font-relief="none" fo:font-size="10pt" style:font-name="Ari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s 19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45" table:default-cell-style-name="ce1"/>
        <table:table-column table:style-name="co2" table:number-columns-repeated="76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sk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s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s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s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s 6</text:p>
          </table:table-cell>
          <table:table-cell office:value-type="string" calcext:value-type="string">
            <text:p>Оценка</text:p>
          </table:table-cell>
          <table:table-cell table:style-name="ce11" office:value-type="string" calcext:value-type="string">
            <text:p>Тип</text:p>
          </table:table-cell>
          <table:table-cell office:value-type="string" calcext:value-type="string">
            <text:p>Сюжет</text:p>
          </table:table-cell>
          <table:table-cell office:value-type="string" calcext:value-type="string">
            <text:p>Коммен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-05_Pattern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-06_Feast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3_Willows_and_Poplars</text:p>
          </table:table-cell>
          <table:table-cell table:number-columns-repeated="8"/>
          <table:table-cell table:style-name="ce7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4_Friendship_Bracelet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ммат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5_Cakes_and_Neighbours</text:p>
          </table:table-cell>
          <table:table-cell table:number-columns-repeated="6"/>
          <table:table-cell table:style-name="ce7"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6_Lumber_Mill</text:p>
          </table:table-cell>
          <table:table-cell table:number-columns-repeated="8"/>
          <table:table-cell table:style-name="ce7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_05_Seating_Plan</text:p>
          </table:table-cell>
          <table:table-cell table:number-columns-repeated="4"/>
          <table:table-cell table:style-name="ce7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table:style-name="ce2" office:value-type="string" calcext:value-type="string">
            <text:p>Поряд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2_Swapping_Cat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4_Byber_Path</text:p>
          </table:table-cell>
          <table:table-cell table:number-columns-repeated="4"/>
          <table:table-cell table:style-name="ce7" table:number-columns-repeated="4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6_Triple_Trouble</text:p>
          </table:table-cell>
          <table:table-cell table:number-columns-repeated="8"/>
          <table:table-cell table:style-name="ce7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0_Chiffre_from_the_Eldbeavers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H-11d_Cloud_communic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style-name="ce2" office:value-type="string" calcext:value-type="string">
            <text:p>сложность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-13d_Stamp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table:style-name="ce13"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8_Lido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1_Candy_Equaliz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3a_Colorful_Chinese_Character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3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2_Zacs_House_and_the_Tree_Trunk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4_Beavers_Dance_Conte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лов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4_Clean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5_Trap_Island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8_Superstar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3_Breaking_into_the_school_library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4_Scientists_in_the_Lab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5_Lets_decora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-02_My_Anima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-04_Meal_plann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6_Cryptic_language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9_Rangoli_desig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2_Birthday_Cak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8_Fifo_sock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3_Quipu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4_Btaros_Shopping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P-05_Packing_machine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tac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1_Scratch_art_paper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5_Machine_Embroidery</text:p>
          </table:table-cell>
          <table:table-cell table:number-columns-repeated="4"/>
          <table:table-cell table:style-name="ce7" table:number-columns-repeated="2"/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6b_Filling_Boxe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7_Hamburger_Party</text:p>
          </table:table-cell>
          <table:table-cell table:number-columns-repeated="12"/>
          <table:table-cell table:style-name="ce10"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3_Carpet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T-08_Making_Stitche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9_Lockers_and_Coding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Y-02_Digital_Number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-04_Arranging_Balls</text:p>
          </table:table-cell>
          <table:table-cell office:value-type="string" calcext:value-type="string">
            <text:p>Hard</text:p>
          </table:table-cell>
          <table:table-cell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2_Fake_News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5_Water_sorting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1_Candy_Shop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2_Light_Button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ампочк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4_BeeHive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-07_Classifier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3_Glass_recycle</text:p>
          </table:table-cell>
          <table:table-cell table:number-columns-repeated="8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хем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-04b_Crossroad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5_Arranging_cub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S-02_Snow_removal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style-name="ce7" office:value-type="string" calcext:value-type="string">
            <text:p>надо уточнить про 100 метров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6_Conveyor_belt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1_Plate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7_Recover_my_robot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-03_Space_Travelling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1_Colourful_rou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2_Way_Home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Маршру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3_Which_Tower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-02_Guiding_a_frien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6_Beaver_Famil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7_Bus_Schedule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2_Image_represen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4_Golfer_bebra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Усложнить и сделать инпу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4_Box_of_Bal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тек</text:p>
          </table:table-cell>
          <table:table-cell office:value-type="string" calcext:value-type="string">
            <text:p>можно задать вопрос про миниму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5b_Saf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окружность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A-01a_Permutation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-06_Laughing_Beavers</text:p>
          </table:table-cell>
          <table:table-cell table:number-columns-repeated="2"/>
          <table:table-cell table:style-name="ce7" office:value-type="string" calcext:value-type="string">
            <text:p>Easy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1_Beavers_Samb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4_Coding_map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7_Greener_Flight_Routes</text:p>
          </table:table-cell>
          <table:table-cell table:number-columns-repeated="8"/>
          <table:table-cell table:style-name="ce7"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/Input</text:p>
          </table:table-cell>
          <table:table-cell office:value-type="string" calcext:value-type="string">
            <text:p>Остовное дерево</text:p>
          </table:table-cell>
          <table:table-cell office:value-type="string" calcext:value-type="string">
            <text:p>Сложность завыш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1_Binary_bulb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 table:visibility="collapse">
          <table:table-cell table:style-name="ce16" office:value-type="string" calcext:value-type="string">
            <text:p>AT-07_Wizard-Bebraxu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Чётность</text:p>
          </table:table-cell>
          <table:table-cell/>
          <table:table-cell office:value-type="string" calcext:value-type="string">
            <text:p>Клик по правильной клетке</text:p>
          </table:table-cell>
          <table:table-cell table:number-columns-repeated="1006"/>
        </table:table-row>
        <table:table-row table:style-name="ro1" table:visibility="collapse">
          <table:table-cell table:style-name="ce16" office:value-type="string" calcext:value-type="string">
            <text:p>CA_05b_Seating_Pla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орядок</text:p>
          </table:table-cell>
          <table:table-cell/>
          <table:table-cell office:value-type="string" calcext:value-type="string">
            <text:p>Подвинуть буквы на места ddlib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CH-03b_Beavercoins</text:p>
          </table:table-cell>
          <table:table-cell table:style-name="ce19" table:number-columns-repeated="2"/>
          <table:table-cell table:style-name="ce27" office:value-type="string" calcext:value-type="string">
            <text:p>Medium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19" table:number-columns-repeated="6"/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Двоичная</text:p>
          </table:table-cell>
          <table:table-cell table:style-name="ce19"/>
          <table:table-cell table:style-name="ce43" office:value-type="string" calcext:value-type="string">
            <text:p>натаскать монеток, подписать сумму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 table:visibility="collapse">
          <table:table-cell table:style-name="ce20" office:value-type="string" calcext:value-type="string">
            <text:p>CH-04e_Colorful_Flag</text:p>
          </table:table-cell>
          <table:table-cell table:style-name="ce21" table:number-columns-repeated="2"/>
          <table:table-cell table:style-name="ce34" office:value-type="string" calcext:value-type="string">
            <text:p>Hard</text:p>
          </table:table-cell>
          <table:table-cell table:style-name="ce34" table:number-columns-repeated="5"/>
          <table:table-cell table:style-name="ce21" table:number-columns-repeated="4"/>
          <table:table-cell table:style-name="ce21" office:value-type="float" office:value="3.5" calcext:value-type="float">
            <text:p>3,5</text:p>
          </table:table-cell>
          <table:table-cell table:style-name="ce21" office:value-type="string" calcext:value-type="string">
            <text:p>Dynamic</text:p>
          </table:table-cell>
          <table:table-cell table:style-name="ce21" office:value-type="string" calcext:value-type="string">
            <text:p>Паттерны</text:p>
          </table:table-cell>
          <table:table-cell table:style-name="ce21"/>
          <table:table-cell office:value-type="string" calcext:value-type="string">
            <text:p>накликать диаграмму</text:p>
          </table:table-cell>
          <table:table-cell table:number-columns-repeated="1006"/>
        </table:table-row>
        <table:table-row table:style-name="ro1" table:visibility="collapse">
          <table:table-cell table:style-name="ce20" office:value-type="string" calcext:value-type="string">
            <text:p>CZ-04_Railway_electrification</text:p>
          </table:table-cell>
          <table:table-cell table:style-name="ce21" table:number-columns-repeated="12"/>
          <table:table-cell table:style-name="ce21" office:value-type="float" office:value="2.5" calcext:value-type="float">
            <text:p>2,5</text:p>
          </table:table-cell>
          <table:table-cell table:style-name="ce21" office:value-type="string" calcext:value-type="string">
            <text:p>Dynamic</text:p>
          </table:table-cell>
          <table:table-cell table:style-name="ce21" office:value-type="string" calcext:value-type="string">
            <text:p>Промежутки</text:p>
          </table:table-cell>
          <table:table-cell table:style-name="ce21"/>
          <table:table-cell office:value-type="string" calcext:value-type="string">
            <text:p>натаскать выражений в ячейки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DE-03_Watched</text:p>
          </table:table-cell>
          <table:table-cell table:style-name="ce19" table:number-columns-repeated="6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Графика</text:p>
          </table:table-cell>
          <table:table-cell table:style-name="ce19"/>
          <table:table-cell table:style-name="ce43" office:value-type="string" calcext:value-type="string">
            <text:p>натаскать квадраты в позиции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LT-07_Snowmen_and_Hats</text:p>
          </table:table-cell>
          <table:table-cell table:style-name="ce19" table:number-columns-repeated="2"/>
          <table:table-cell table:style-name="ce27" office:value-type="string" calcext:value-type="string">
            <text:p>Hard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19" table:number-columns-repeated="6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Сортировка</text:p>
          </table:table-cell>
          <table:table-cell table:style-name="ce19"/>
          <table:table-cell table:style-name="ce43" office:value-type="string" calcext:value-type="string">
            <text:p>перетаскать для сопоставления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RO-04_Crossroads</text:p>
          </table:table-cell>
          <table:table-cell table:style-name="ce19" table:number-columns-repeated="2"/>
          <table:table-cell table:style-name="ce27" office:value-type="string" calcext:value-type="string">
            <text:p>Hard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19" table:number-columns-repeated="6"/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Граф</text:p>
          </table:table-cell>
          <table:table-cell table:style-name="ce19"/>
          <table:table-cell table:style-name="ce43" office:value-type="string" calcext:value-type="string">
            <text:p>натаскать в правильные позиции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SK-04_Drawing_Triplets</text:p>
          </table:table-cell>
          <table:table-cell table:style-name="ce19" table:number-columns-repeated="8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3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Logo</text:p>
          </table:table-cell>
          <table:table-cell table:style-name="ce19"/>
          <table:table-cell table:style-name="ce43" office:value-type="string" calcext:value-type="string">
            <text:p>перетаскать для сопоставления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UA-02_Shapes</text:p>
          </table:table-cell>
          <table:table-cell table:style-name="ce19" table:number-columns-repeated="8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грамматика</text:p>
          </table:table-cell>
          <table:table-cell table:style-name="ce19"/>
          <table:table-cell table:style-name="ce43" office:value-type="string" calcext:value-type="string">
            <text:p>программирование простое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US-02_Not_True</text:p>
          </table:table-cell>
          <table:table-cell table:style-name="ce19" table:number-columns-repeated="8"/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Логика</text:p>
          </table:table-cell>
          <table:table-cell table:style-name="ce19"/>
          <table:table-cell table:style-name="ce43" office:value-type="string" calcext:value-type="string">
            <text:p>выбрать k из 5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 table:visibility="collapse">
          <table:table-cell table:style-name="ce19" office:value-type="string" calcext:value-type="string">
            <text:p>US-04_Boxes</text:p>
          </table:table-cell>
          <table:table-cell table:style-name="ce19" table:number-columns-repeated="12"/>
          <table:table-cell table:style-name="ce19" office:value-type="float" office:value="3.5" calcext:value-type="float">
            <text:p>3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Алгоритм</text:p>
          </table:table-cell>
          <table:table-cell table:style-name="ce19" office:value-type="string" calcext:value-type="string">
            <text:p>Переоценена?</text:p>
          </table:table-cell>
          <table:table-cell table:style-name="ce43" office:value-type="string" calcext:value-type="string">
            <text:p>натаскать в правильные позиции (есть код)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19" office:value-type="string" calcext:value-type="string">
            <text:p>US-05_Rabbit_in_the_Forest</text:p>
          </table:table-cell>
          <table:table-cell table:style-name="ce27" office:value-type="string" calcext:value-type="string">
            <text:p>Easy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19" table:number-columns-repeated="8"/>
          <table:table-cell table:style-name="ce19" office:value-type="float" office:value="3.5" calcext:value-type="float">
            <text:p>3,5</text:p>
          </table:table-cell>
          <table:table-cell table:style-name="ce19" office:value-type="string" calcext:value-type="string">
            <text:p>Dynamic</text:p>
          </table:table-cell>
          <table:table-cell table:style-name="ce19" office:value-type="string" calcext:value-type="string">
            <text:p>Logo</text:p>
          </table:table-cell>
          <table:table-cell table:style-name="ce19" office:value-type="string" calcext:value-type="string">
            <text:p>Недооценена</text:p>
          </table:table-cell>
          <table:table-cell table:style-name="ce43" office:value-type="string" calcext:value-type="string">
            <text:p>выбрать одну правильную клетку в таблице</text:p>
          </table:table-cell>
          <table:table-cell table:style-name="ce43" table:number-columns-repeated="245"/>
          <table:table-cell table:style-name="ce44" table:number-columns-repeated="761"/>
        </table:table-row>
        <table:table-row table:style-name="ro1">
          <table:table-cell table:style-name="ce21" office:value-type="string" calcext:value-type="string">
            <text:p>RU-05_Rotate</text:p>
          </table:table-cell>
          <table:table-cell table:style-name="ce21" table:number-columns-repeated="10"/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34" office:value-type="string" calcext:value-type="string">
            <text:p>Dynamic???</text:p>
          </table:table-cell>
          <table:table-cell table:style-name="ce21" table:number-columns-repeated="2"/>
          <table:table-cell office:value-type="string" calcext:value-type="string">
            <text:p>МОЯ</text:p>
          </table:table-cell>
          <table:table-cell table:number-columns-repeated="1006"/>
        </table:table-row>
        <table:table-row table:style-name="ro1">
          <table:table-cell table:style-name="ce21" office:value-type="string" calcext:value-type="string">
            <text:p>ID-02_My_Animals***</text:p>
          </table:table-cell>
          <table:table-cell table:style-name="ce21" table:number-columns-repeated="2"/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21" table:number-columns-repeated="8"/>
          <table:table-cell table:style-name="ce21" office:value-type="float" office:value="4.5" calcext:value-type="float">
            <text:p>4,5</text:p>
          </table:table-cell>
          <table:table-cell table:style-name="ce21" office:value-type="string" calcext:value-type="string">
            <text:p>Dynamic*</text:p>
          </table:table-cell>
          <table:table-cell table:style-name="ce21" office:value-type="string" calcext:value-type="string">
            <text:p>Граф</text:p>
          </table:table-cell>
          <table:table-cell table:style-name="ce21"/>
          <table:table-cell office:value-type="string" calcext:value-type="string">
            <text:p>натаскать, но с хитрой проверкой</text:p>
          </table:table-cell>
          <table:table-cell table:number-columns-repeated="1006"/>
        </table:table-row>
        <table:table-row table:style-name="ro1">
          <table:table-cell table:style-name="ce23" office:value-type="string" calcext:value-type="string">
            <text:p>TH-08_Beaver_network</text:p>
          </table:table-cell>
          <table:table-cell table:style-name="ce23" table:number-columns-repeated="6"/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ynamic*</text:p>
          </table:table-cell>
          <table:table-cell table:style-name="ce23" office:value-type="string" calcext:value-type="string">
            <text:p>поток</text:p>
          </table:table-cell>
          <table:table-cell table:style-name="ce23" office:value-type="string" calcext:value-type="string">
            <text:p>Переоценена?</text:p>
          </table:table-cell>
          <table:table-cell table:style-name="ce49" office:value-type="string" calcext:value-type="string">
            <text:p>обычный input или можно натаскать</text:p>
          </table:table-cell>
          <table:table-cell table:style-name="ce49" table:number-columns-repeated="245"/>
          <table:table-cell table:style-name="ce51" table:number-columns-repeated="761"/>
        </table:table-row>
        <table:table-row table:style-name="ro1">
          <table:table-cell office:value-type="string" calcext:value-type="string">
            <text:p>AT-03_Counter</text:p>
          </table:table-cell>
          <table:table-cell table:number-columns-repeated="4"/>
          <table:table-cell table:style-name="ce7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2_Danger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number-columns-repeated="1009"/>
        </table:table-row>
        <table:table-row table:style-name="ro1" table:visibility="collapse">
          <table:table-cell office:value-type="string" calcext:value-type="string">
            <text:p>CA-01_Special_Tower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ряд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A-03_Language_Detectio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я усложнил и заменил choose1 на input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CH-12b_Classification_Yard</text:p>
          </table:table-cell>
          <table:table-cell table:number-columns-repeated="8"/>
          <table:table-cell table:style-name="ce7"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CY-01_Olive_Farm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Z-03c_Rescue_Mission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2_Push_Away_Parking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арковк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HU-02_Bag_of_candi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D-01_Way_to_go_Hom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Игра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IN-03_Aircraft_Scheduling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надо перерисовывать карту!!”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4_Glass_Slipper_Buying_Shoe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1_Mice_party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2_Many_Beavers</text:p>
          </table:table-cell>
          <table:table-cell table:number-columns-repeated="10"/>
          <table:table-cell table:style-name="ce9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Lt-05_Word_Coding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Крутая задача про падающие шарик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T-06_Ants_in_Swamp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NL-03_By_Car_Or_By_Train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Оптимизация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RO_01_Visit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_02_Red_Riding_Hood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2_Video_Compression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ика</text:p>
          </table:table-cell>
          <table:table-cell office:value-type="string" calcext:value-type="string">
            <text:p>Это же математика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-06_Storehouses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SI-02_Spoiled_Beaver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K-02_Flight_Connection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граф неявно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N-05_Bridges_and_Islands</text:p>
          </table:table-cell>
          <table:table-cell table:number-columns-repeated="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-02_Movie_Theater_Seats</text:p>
          </table:table-cell>
          <table:table-cell office:value-type="string" calcext:value-type="string">
            <text:p>Hard</text:p>
          </table:table-cell>
          <table:table-cell/>
          <table:table-cell table:style-name="ce8" office:value-type="string" calcext:value-type="string">
            <text:p>Medium</text:p>
          </table:table-cell>
          <table:table-cell table:style-name="ce8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*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1c_Cloud_communication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Multiple Choice</text:p>
          </table:table-cell>
          <table:table-cell office:value-type="string" calcext:value-type="string">
            <text:p>Паттерны</text:p>
          </table:table-cell>
          <table:table-cell office:value-type="string" calcext:value-type="string">
            <text:p>сложность???</text:p>
          </table:table-cell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спределение" table:style-name="ta2">
        <office:forms form:automatic-focus="false" form:apply-design-mode="false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20" table:default-cell-style-name="Default"/>
        <table:table-row table:style-name="ro3">
          <table:table-cell table:style-name="ce28" office:value-type="string" calcext:value-type="string">
            <text:p>1-2</text:p>
          </table:table-cell>
          <table:table-cell table:style-name="ce33" table:number-columns-repeated="2"/>
          <table:table-cell table:style-name="ce33" office:value-type="string" calcext:value-type="string">
            <text:p>1 и 2 классы, Бобёр 201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4 random from </text:span><text:span text:style-name="T2">PK-01</text:span><text:span text:style-name="T3"> </text:span><text:span text:style-name="T2">US-05 RU-09 RU-10 </text:span>in /bebras2015-problems-upload/2019</text:p>
          </table:table-cell>
          <table:table-cell table:number-columns-repeated="2"/>
          <table:table-cell office:value-type="string" calcext:value-type="string">
            <text:p>2019-11-7, 00:00</text:p>
          </table:table-cell>
          <table:table-cell table:number-columns-repeated="1020"/>
        </table:table-row>
        <table:table-row table:style-name="ro3">
          <table:table-cell table:style-name="ce59" office:value-type="string" calcext:value-type="string">
            <text:p><text:span text:style-name="T4">4 random from </text:span><text:span text:style-name="T5">DE-04 KR-01 SI-03  TW-04 </text:span>in /bebras2015-problems-upload/2019</text:p>
          </table:table-cell>
          <table:table-cell table:number-columns-repeated="2"/>
          <table:table-cell office:value-type="string" calcext:value-type="string">
            <text:p>2019-11-15, 23:59</text:p>
          </table:table-cell>
          <table:table-cell table:number-columns-repeated="1020"/>
        </table:table-row>
        <table:table-row table:style-name="ro3">
          <table:table-cell table:style-name="ce28" office:value-type="string" calcext:value-type="string">
            <text:p><text:span text:style-name="T6">4 random from KR-06</text:span><text:span text:style-name="T7"> RU-01 SK-03 ID-02b </text:span>in /bebras2015-problems-upload/2019</text:p>
          </table:table-cell>
          <table:table-cell table:number-columns-repeated="2"/>
          <table:table-cell office:value-type="string" calcext:value-type="string">
            <text:p>2019-12-02, 00:00</text:p>
          </table:table-cell>
          <table:table-cell table:number-columns-repeated="1020"/>
        </table:table-row>
        <table:table-row table:style-name="ro3">
          <table:table-cell table:style-name="ce28" office:value-type="string" calcext:value-type="string">
            <text:p>3-4</text:p>
          </table:table-cell>
          <table:table-cell table:style-name="ce33" table:number-columns-repeated="3"/>
          <table:table-cell table:number-columns-repeated="1020"/>
        </table:table-row>
        <table:table-row table:style-name="ro3">
          <table:table-cell table:style-name="ce28" office:value-type="string" calcext:value-type="string">
            <text:p><text:span text:style-name="T8">5 random from DE-04 KR-01 PK-01 </text:span><text:span text:style-name="T9">TW-04</text:span> US-05 in /bebras2015-problems-upload/2019</text:p>
          </table:table-cell>
          <table:table-cell table:style-name="ce33" table:number-columns-repeated="2"/>
          <table:table-cell table:style-name="ce33" office:value-type="string" calcext:value-type="string">
            <text:p>[ <text:s text:c="2"/>"participant~grade=1", <text:s text:c="2"/>"participant~grade=2" ]</text:p>
          </table:table-cell>
          <table:table-cell table:style-name="ce33" table:number-columns-repeated="1020"/>
        </table:table-row>
        <table:table-row table:style-name="ro3">
          <table:table-cell table:style-name="ce28" office:value-type="string" calcext:value-type="string">
            <text:p><text:span text:style-name="T10">5 random from </text:span><text:span text:style-name="T11">KR-06 RU-01 TR-04 SK-03 CH-03b</text:span> in /bebras2015-problems-upload/2019</text:p>
          </table:table-cell>
          <table:table-cell table:style-name="ce33" table:number-columns-repeated="1023"/>
        </table:table-row>
        <table:table-row table:style-name="ro3">
          <table:table-cell office:value-type="string" calcext:value-type="string">
            <text:p><text:span text:style-name="T12">5 random from </text:span><text:span text:style-name="T13">LT-08 LT-07 RO-04 ID-02b DE-02 </text:span>in /bebras2015-problems-upload/2019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5-6</text:p>
          </table:table-cell>
          <table:table-cell table:style-name="ce3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span text:style-name="T10">5 random from </text:span><text:span text:style-name="T11">KR-06 SI-03 TR-04 TW-04 CH-03b </text:span>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LT-08 LT-07 RO-04 DE-02 VN-05</text:span> 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JP-05 NL-02 LT-06 RU-02 KR-02</text:span> in /bebras2015-problems-upload/2019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7-8</text:p>
          </table:table-cell>
          <table:table-cell table:style-name="ce3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span text:style-name="T10">5 random from </text:span><text:span text:style-name="T11">CN-03a LT-08 LT-09 TH-07 VN-05 </text:span>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JP-05 NL-02 DE-03 BE-02 RU-02 </text:span>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CY-02 PK-04 TH-08 AT-03 KR-04 </text:span>in /bebras2015-problems-upload/2019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9-10</text:p>
          </table:table-cell>
          <table:table-cell table:style-name="ce3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span text:style-name="T10">5 random from </text:span><text:span text:style-name="T11">RO-03 DE-03 BE-02 LT-06 RU-02 </text:span>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UA-02 US-02 TH-08 AT-03 RO-02 </text:span>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KR-05 SK-04 CZ-03c KR-04 UK-02 </text:span>in /bebras2015-problems-upload/2019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11</text:p>
          </table:table-cell>
          <table:table-cell table:style-name="ce3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<text:span text:style-name="T10">5 random from </text:span><text:span text:style-name="T11">UA-02 US-02 TH-08 AT-03 BE-02</text:span> 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0">5 random from </text:span><text:span text:style-name="T11">CY-02 PK-04 SK-04 CZ-03c KR-04</text:span> in /bebras2015-problems-upload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4">5 random from </text:span><text:span text:style-name="T5">NL-05 LT-01 RU-06 UK-02</text:span> RU-05r in /bebras2015-problems-upload/2019</text:p>
          </table:table-cell>
          <table:table-cell table:number-columns-repeated="1023"/>
        </table:table-row>
        <table:table-row table:style-name="ro3" table:number-rows-repeated="5">
          <table:table-cell table:style-name="Default"/>
          <table:table-cell table:number-columns-repeated="1023"/>
        </table:table-row>
        <table:table-row table:style-name="ro4">
          <table:table-cell table:style-name="ce42" office:value-type="string" calcext:value-type="string">
            <text:p>задачи на ввод, потом динамические задачи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oblems RU-10 AT-03 BE-02 CA-01 CA-03 CH-12b CY-01 CZ-03c DE-02 HU-02 ID-01 IN-03 KR-04 LT-01 LT-02 Lt-05 LT-06 NL-03 RO-02 RU-02 RU-06 SI-02 UK-02 VN-05 KR-02 <text:s/>in /bebras2015-problems-upload/2019</text:p>
          </table:table-cell>
          <table:table-cell table:number-columns-repeated="1023"/>
        </table:table-row>
        <table:table-row table:style-name="ro3">
          <table:table-cell table:style-name="ce56" office:value-type="string" calcext:value-type="string">
            <text:p><text:span text:style-name="T14">problems RU-09 CH-03b DE-03 LT-07 RO-04 SK-04 UA-02 US-02</text:span> US-04 US-05 RU-05r ID-02b TH-08 in /bebras2015-problems-upload/2019</text:p>
          </table:table-cell>
          <table:table-cell table:number-columns-repeated="1023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</table:table>
      <table:named-expressions/>
      <table:database-ranges>
        <table:database-range table:name="__Anonymous_Sheet_DB__0" table:target-range-address="'tasks 19'.C1:'tasks 19'.M1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 number:style="long"/>
      <number:text>.</number:text>
      <number:day number:style="long"/>
      <number:text>.</number:text>
      <number:year/>
    </number:date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/>
      <number:text>-</number:text>
      <number:month/>
    </number:dat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de" number:country="DE">
      <loext:text> </loext:text>
      <loext:fill-character> </loext:fill-character>
      <number:text>-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3" style:display-name="Accent 1 3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3" style:display-name="Accent 2 3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3" style:display-name="Accent 3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6" style:display-name="Accent 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3" style:display-name="Error 3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3" style:display-name="Footnote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3" style:display-name="Heading 1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3" style:display-name="Heading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5" style:display-name="Heading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3" style:display-name="Status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3" style:display-name="Text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3" style:display-name="Warning 3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.00.0000</text:date>, <text:time style:data-style-name="N2" text:time-value="10:29:54.71155713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29:16.478904800</meta:creation-date>
    <dc:date>2019-11-07T00:07:39.413674096</dc:date>
    <meta:editing-cycles>104</meta:editing-cycles>
    <meta:editing-duration>P5DT16H30M51S</meta:editing-duration>
    <meta:generator>LibreOffice/6.2.7.1$Linux_X86_64 LibreOffice_project/20$Build-1</meta:generator>
    <meta:document-statistic meta:table-count="2" meta:cell-count="675" meta:object-count="0"/>
  </office:meta>
</office:document-meta>
</file>